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63cdd" officeooo:paragraph-rsid="00263cdd" style:font-weight-asian="bold" style:font-weight-complex="bold"/>
    </style:style>
    <style:style style:name="P3" style:family="paragraph" style:parent-style-name="Standard">
      <style:text-properties fo:font-weight="bold" officeooo:rsid="002371a6" officeooo:paragraph-rsid="002371a6" style:font-weight-asian="bold" style:font-weight-complex="bold"/>
    </style:style>
    <style:style style:name="P4" style:family="paragraph" style:parent-style-name="Standard">
      <style:text-properties officeooo:paragraph-rsid="002371a6"/>
    </style:style>
    <style:style style:name="P5" style:family="paragraph" style:parent-style-name="Standard">
      <style:text-properties officeooo:paragraph-rsid="00250664"/>
    </style:style>
    <style:style style:name="P6" style:family="paragraph" style:parent-style-name="Standard">
      <style:text-properties officeooo:rsid="00250664" officeooo:paragraph-rsid="00250664"/>
    </style:style>
    <style:style style:name="P7" style:family="paragraph" style:parent-style-name="Standard">
      <style:text-properties officeooo:rsid="00263cdd" officeooo:paragraph-rsid="00263cdd"/>
    </style:style>
    <style:style style:name="P8" style:family="paragraph" style:parent-style-name="Standard">
      <style:text-properties officeooo:paragraph-rsid="0027aa26"/>
    </style:style>
    <style:style style:name="P9" style:family="paragraph" style:parent-style-name="Heading_20_1">
      <style:text-properties officeooo:rsid="001c3d0a" officeooo:paragraph-rsid="001c3d0a"/>
    </style:style>
    <style:style style:name="P10" style:family="paragraph" style:parent-style-name="Standard">
      <style:text-properties officeooo:rsid="00263cdd" officeooo:paragraph-rsid="00263cdd"/>
    </style:style>
    <style:style style:name="P11" style:family="paragraph" style:parent-style-name="Standard">
      <style:text-properties officeooo:paragraph-rsid="002a2220"/>
    </style:style>
    <style:style style:name="P12" style:family="paragraph" style:parent-style-name="Standard">
      <style:text-properties officeooo:paragraph-rsid="002bf850"/>
    </style:style>
    <style:style style:name="P13" style:family="paragraph" style:parent-style-name="Standard">
      <style:text-properties officeooo:rsid="0032658d" officeooo:paragraph-rsid="0032658d"/>
    </style:style>
    <style:style style:name="P14" style:family="paragraph" style:parent-style-name="Standard">
      <style:text-properties style:font-name="Liberation Serif" fo:font-size="12pt"/>
    </style:style>
    <style:style style:name="P15" style:family="paragraph" style:parent-style-name="Standard">
      <style:text-properties fo:font-weight="bold" officeooo:rsid="0032658d" officeooo:paragraph-rsid="0032658d" style:font-weight-asian="bold" style:font-weight-complex="bold"/>
    </style:style>
    <style:style style:name="P16"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17" style:family="paragraph" style:parent-style-name="Standard">
      <style:paragraph-properties fo:margin-top="0cm" fo:margin-bottom="0.247cm" loext:contextual-spacing="false" fo:line-height="120%"/>
      <style:text-properties style:font-name="Liberation Serif" fo:font-size="12pt"/>
    </style:style>
    <style:style style:name="T1" style:family="text">
      <style:text-properties officeooo:rsid="001c3d0a"/>
    </style:style>
    <style:style style:name="T2" style:family="text">
      <style:text-properties officeooo:rsid="001e1711"/>
    </style:style>
    <style:style style:name="T3" style:family="text">
      <style:text-properties officeooo:rsid="001e7387"/>
    </style:style>
    <style:style style:name="T4" style:family="text">
      <style:text-properties officeooo:rsid="002018d7"/>
    </style:style>
    <style:style style:name="T5" style:family="text">
      <style:text-properties fo:font-weight="bold" style:font-weight-asian="bold" style:font-weight-complex="bold"/>
    </style:style>
    <style:style style:name="T6" style:family="text">
      <style:text-properties officeooo:rsid="00233af0"/>
    </style:style>
    <style:style style:name="T7" style:family="text">
      <style:text-properties officeooo:rsid="002371a6"/>
    </style:style>
    <style:style style:name="T8" style:family="text">
      <style:text-properties officeooo:rsid="00250664"/>
    </style:style>
    <style:style style:name="T9" style:family="text">
      <style:text-properties officeooo:rsid="0026f4f3"/>
    </style:style>
    <style:style style:name="T10" style:family="text">
      <style:text-properties officeooo:rsid="0027aa26"/>
    </style:style>
    <style:style style:name="T11" style:family="text">
      <style:text-properties officeooo:rsid="002931a2"/>
    </style:style>
    <style:style style:name="T12" style:family="text">
      <style:text-properties officeooo:rsid="002a2220"/>
    </style:style>
    <style:style style:name="T13" style:family="text">
      <style:text-properties officeooo:rsid="002bf850"/>
    </style:style>
    <style:style style:name="T14" style:family="text">
      <style:text-properties officeooo:rsid="002dc3e4"/>
    </style:style>
    <style:style style:name="T15" style:family="text">
      <style:text-properties officeooo:rsid="002dd71f"/>
    </style:style>
    <style:style style:name="T16" style:family="text">
      <style:text-properties officeooo:rsid="002f40f5"/>
    </style:style>
    <style:style style:name="T17" style:family="text">
      <style:text-properties style:text-position="0% 100%"/>
    </style:style>
    <style:style style:name="T18" style:family="text">
      <style:text-properties style:text-position="0% 100%" officeooo:rsid="002dc3e4"/>
    </style:style>
    <style:style style:name="T19" style:family="text">
      <style:text-properties style:text-position="0% 100%" fo:font-style="italic"/>
    </style:style>
    <style:style style:name="T20" style:family="text">
      <style:text-properties style:text-position="0% 100%" fo:font-style="italic" officeooo:rsid="002dc3e4"/>
    </style:style>
    <style:style style:name="T21" style:family="text">
      <style:text-properties style:text-position="0% 100%" fo:font-style="italic" officeooo:rsid="002dd71f"/>
    </style:style>
    <style:style style:name="T22" style:family="text">
      <style:text-properties style:text-position="0% 100%" officeooo:rsid="002dd71f"/>
    </style:style>
    <style:style style:name="T23" style:family="text">
      <style:text-properties fo:font-style="italic" style:font-style-asian="italic"/>
    </style:style>
    <style:style style:name="T24" style:family="text">
      <style:text-properties officeooo:rsid="0031fead"/>
    </style:style>
    <style:style style:name="T25" style:family="text">
      <style:text-properties officeooo:rsid="0034508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lan de travail prévisionnel </text:p>
      <text:p text:style-name="Text_20_body"/>
      <text:h text:style-name="P9" text:outline-level="1">Application de l’intelligence artificielle à la chimie du sol africain</text:h>
      <text:p text:style-name="Standard"/>
      <text:p text:style-name="Standard"><text:span text:style-name="T5">Objectif </text:span>: <text:span text:style-name="T9">Aider</text:span> <text:span text:style-name="T9">le </text:span>développement du secteur agricole africain par le biais de l’intelligence artificielle <text:span text:style-name="T9">appliqué à la chimie du sol</text:span>. </text:p>
      <text:p text:style-name="Standard"/>
      <text:p text:style-name="P1">Introduction</text:p>
      <text:p text:style-name="P8">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2">Par contre, </text:span><text:span text:style-name="T3">pour la mesure de la concentration</text:span><text:span text:style-name="T2"> de</text:span><text:span text:style-name="T3">s éléments </text:span><text:span text:style-name="T2">du sol liées à la fertilité, </text:span><text:span text:style-name="T3">actuellement est nécessaire utiliser des test coûteux en termes d’argent et de temps</text:span>. <text:span text:style-name="T10">Les techniques principales sont l’a</text:span>nalyse d'éléments organiques CHNSO <text:span text:style-name="T10">et la chromatographie en phase liquide pour l’analyse des éléments à faible concentration (P, K, Ca). L'analyse CHNS, analyse la plus courante en analyse élémentaire, </text:span><text:span text:style-name="T3">est basée sur un procédé par combustion dont la température peut atteindre un maximum de 1150°C pour la mesure du carbone, de l’hydrogène et de l’azote. La proportion de ces éléments détermine le degré d'évolution de la matière organique, c'est-à-dire de son aptitude à se décomposer plus ou moins rapidement dans le sol et à fertiliser les cultures. La chromatographie ionique </text:span><text:span text:style-name="T4">(ICP) </text:span><text:span text:style-name="T3">est une méthode particulièrement bien adaptée à l'analyse des anions et cations majeurs des solutions du sol, </text:span><text:span text:style-name="T4">par contre demande une procédure longue de préparation des échantillons et des instruments coûteux. Cette </text:span><text:span text:style-name="T10">contraintes sont encore plus importantes pour des</text:span><text:span text:style-name="T4"> pays en </text:span><text:span text:style-name="T10">voie de</text:span><text:span text:style-name="T4"> développement telles que ces de l’Afrique subsaharienne. </text:span></text:p>
      <text:p text:style-name="P8"><text:span text:style-name="T4">Des analyses comme la mesure en fluorescence des rayons-X </text:span><text:span text:style-name="T8">(XRF) </text:span><text:span text:style-name="T4">et la spectroscopie infrarouge sont plus rapides et économiques mais </text:span><text:span text:style-name="T6">ne donnent pas une mesure directe de la concentration des éléments </text:span><text:span text:style-name="T10">importants </text:span><text:span text:style-name="T6">comme le carbone, l’hydrogène et l’azote</text:span><text:span text:style-name="T4">. </text:span><text:span text:style-name="T6">D’ici l’intérêt de prédire </text:span><text:span text:style-name="T7">ces variables </text:span><text:span text:style-name="T6">par une modélisation mathématique </text:span><text:span text:style-name="T10">et de trouver une corrélation entre</text:span><text:span text:style-name="T6"> </text:span><text:span text:style-name="T10">l</text:span><text:span text:style-name="T7">es </text:span><text:span text:style-name="T11">mesures</text:span><text:span text:style-name="T7"> obtenue</text:span><text:span text:style-name="T11">s</text:span><text:span text:style-name="T7"> par analyse conventionnelle et </text:span><text:span text:style-name="T11">ces obtenues par des</text:span><text:span text:style-name="T7"> techniques plus rapides </text:span><text:span text:style-name="T11">et economiques</text:span><text:span text:style-name="T7">. </text:span></text:p>
      <text:p text:style-name="P4"/>
      <text:p text:style-name="P3">Le jeux des données </text:p>
      <text:p text:style-name="P4"/>
      <text:p text:style-name="P4"><text:span text:style-name="T8">5GB des données des mesures réalisées pour</text:span> des échantillons de sol géo-référencés qui ont été collectés dans le cadre du projet Africa Soil Information Service (AfSIS). </text:p>
      <text:p text:style-name="P4"/>
      <text:p text:style-name="P5"><text:span text:style-name="T6">- </text:span><text:span text:style-name="T8">données de spectroscopie infrarouge</text:span></text:p>
      <text:p text:style-name="P5"><text:span text:style-name="T6">- </text:span><text:span text:style-name="T8">analyses de carbone, azote et hydrogène</text:span></text:p>
      <text:p text:style-name="P6">- analyses des éléments par XRF</text:p>
      <text:p text:style-name="P6">- analyses des éléments par chromatographie ICP</text:p>
      <text:p text:style-name="P5"/>
      <text:p text:style-name="P6">disponibles dans le Amazon Web Services S3 bucket publique à l’adresse </text:p>
      <text:p text:style-name="P6"><text:a xlink:type="simple" xlink:href="https://registry.opendata.aws/afsis/" text:style-name="Internet_20_link" text:visited-style-name="Visited_20_Internet_20_Link">https://registry.opendata.aws/afsis/</text:a></text:p>
      <text:p text:style-name="P6"/>
      <text:p text:style-name="P2">Les modelés existants <text:span text:style-name="T15">et les démarches pour les améliorer</text:span></text:p>
      <text:p text:style-name="P7">Une première modélisation était faite pour prédire la concentration du calcium mesurée par chromatographie liquide ICP <text:reference-mark-start text:name="ADDIN CSL_CITATION {&quot;citationItems&quot;: [{&quot;id&quot;: &quot;ITEM-1&quot;, &quot;itemData&quot;: {&quot;URL&quot;: &quot;https://github.com/qedsoftware/afsis-soil-chem-tutorial/blob/master/afsis-soil-chem-tutorial.ipynb&quot;, &quot;accessed&quot;: {&quot;date-parts&quot;: [[&quot;2020&quot;, &quot;11&quot;, &quot;15&quot;]]}, &quot;id&quot;: &quot;ITEM-1&quot;, &quot;issued&quot;: {&quot;date-parts&quot;: [[&quot;0&quot;]]}, &quot;title&quot;: &quot;AWS Afsis tutorial python code&quot;, &quot;type&quot;: &quot;webpage&quot;}, &quot;uris&quot;: [&quot;http://www.mendeley.com/documents/?uuid=220163ff-dc42-3933-81bd-30ad74c9074f&quot;]}], &quot;mendeley&quot;: {&quot;formattedCitation&quot;: &quot;(&lt;i&gt;AWS Afsis tutorial python code&lt;/i&gt;, no date)&quot;, &quot;plainTextFormattedCitation&quot;: &quot;(AWS Afsis tutorial python code, no date)&quot;, &quot;previouslyFormattedCitation&quot;: &quot;(&lt;i&gt;AWS Afsis tutorial python code&lt;/i&gt;, no date)&quot;}, &quot;properties&quot;: {&quot;noteIndex&quot;: 0}, &quot;schema&quot;: &quot;https://github.com/citation-style-language/schema/raw/master/csl-citation.json&quot;} RNDIr9EMvgybl"/><text:span text:style-name="T17">(</text:span><text:span text:style-name="T19">AWS Afsis tutorial python code</text:span><text:span text:style-name="T17">, no date)</text:span><text:bookmark-start text:name="MendeleyTempCursorBookmark4"/><text:reference-mark-end text:name="ADDIN CSL_CITATION {&quot;citationItems&quot;: [{&quot;id&quot;: &quot;ITEM-1&quot;, &quot;itemData&quot;: {&quot;URL&quot;: &quot;https://github.com/qedsoftware/afsis-soil-chem-tutorial/blob/master/afsis-soil-chem-tutorial.ipynb&quot;, &quot;accessed&quot;: {&quot;date-parts&quot;: [[&quot;2020&quot;, &quot;11&quot;, &quot;15&quot;]]}, &quot;id&quot;: &quot;ITEM-1&quot;, &quot;issued&quot;: {&quot;date-parts&quot;: [[&quot;0&quot;]]}, &quot;title&quot;: &quot;AWS Afsis tutorial python code&quot;, &quot;type&quot;: &quot;webpage&quot;}, &quot;uris&quot;: [&quot;http://www.mendeley.com/documents/?uuid=220163ff-dc42-3933-81bd-30ad74c9074f&quot;]}], &quot;mendeley&quot;: {&quot;formattedCitation&quot;: &quot;(&lt;i&gt;AWS Afsis tutorial python code&lt;/i&gt;, no date)&quot;, &quot;plainTextFormattedCitation&quot;: &quot;(AWS Afsis tutorial python code, no date)&quot;, &quot;previouslyFormattedCitation&quot;: &quot;(&lt;i&gt;AWS Afsis tutorial python code&lt;/i&gt;, no date)&quot;}, &quot;properties&quot;: {&quot;noteIndex&quot;: 0}, &quot;schema&quot;: &quot;https://github.com/citation-style-language/schema/raw/master/csl-citation.json&quot;} RNDIr9EMvgybl"/>⁠<text:bookmark-end text:name="MendeleyTempCursorBookmark4"/><text:span text:style-name="T15">⁠</text:span></text:p>
      <text:p text:style-name="P7"><text:soft-page-break/></text:p>
      <text:p text:style-name="P7"/>
      <text:p text:style-name="P7">mais aucune prédiction directe de la fertilité du sol était réalisée.</text:p>
      <text:p text:style-name="P11"><text:span text:style-name="T12">Ce modélisation peut être amélioré avec l’information supplémentaire des caractéristiques du sol, </text:span><text:span text:style-name="T13">comme la profondeur et la présence éventuelle d’une culture agricole. </text:span><text:span text:style-name="T12"><text:s/></text:span></text:p>
      <text:p text:style-name="P11"/>
      <text:p text:style-name="P12"><text:span text:style-name="T13">Les données de spectroscopie infrarouge </text:span><text:span text:style-name="T14">ont été modélisées par des algorithmes classiques de régression (Ridge, Random Forest..) </text:span><text:reference-mark-start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operties&quot;: {&quot;noteIndex&quot;: 0}, &quot;schema&quot;: &quot;https://github.com/citation-style-language/schema/raw/master/csl-citation.json&quot;} RND1DuTfDMXBD"/><text:span text:style-name="T18">(</text:span><text:span text:style-name="T20">African-Soil-Analysis - FTIR spectroscopy</text:span><text:span text:style-name="T18">, no date)</text:span><text:reference-mark-end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operties&quot;: {&quot;noteIndex&quot;: 0}, &quot;schema&quot;: &quot;https://github.com/citation-style-language/schema/raw/master/csl-citation.json&quot;} RND1DuTfDMXBD"/><text:span text:style-name="T14">⁠pour prédire des variables chimique du terrain comme le pH ou <text:s/>la concentration du phosphore. <text:s/>Une publication académique récente </text:span><text:bookmark-start text:name="MendeleyTempCursorBookmark1"/><text:bookmark-start text:name="MendeleyTempCursorBookmark2"/><text:bookmark-start text:name="MendeleyTempCursorBookmark3"/><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0W1AUg3WBK"/><text:span text:style-name="T18">(Xu </text:span><text:span text:style-name="T20">et al.</text:span><text:span text:style-name="T18">, 2019)</text:span><text:bookmark-end text:name="MendeleyTempCursorBookmark1"/><text:bookmark-end text:name="MendeleyTempCursorBookmark2"/><text:bookmark-end text:name="MendeleyTempCursorBookmark3"/><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0W1AUg3WBK"/><text:span text:style-name="T14">⁠ indique que </text:span><text:span text:style-name="T15">la modélisation avec l’algorithme ‘‘Partial Least Square’’(PLS) régression, utilisé depuis longtemps pour le développement des nouveaux médicaments</text:span><text:reference-mark-start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gXoW7KOKle"/><text:span text:style-name="T22">(Deeb </text:span><text:span text:style-name="T21">et al.</text:span><text:span text:style-name="T22">, 2007)</text:span><text:reference-mark-end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gXoW7KOKle"/><text:span text:style-name="T15">⁠, peut être appliqué avec succès à la chimie du sol. Dans ce travail on appliquera </text:span><text:span text:style-name="T24">la PLS</text:span><text:span text:style-name="T15"> pour la prédiction d’une ou plus </text:span><text:span text:style-name="T16">caractéristiques chimiques </text:span><text:span text:style-name="T25">des échantillons de sol analysés</text:span><text:span text:style-name="T16"> à partir des </text:span><text:span text:style-name="T25">respectives</text:span><text:span text:style-name="T16"> </text:span><text:span text:style-name="T25">mesures</text:span><text:span text:style-name="T16"> de spectroscopie infrarouge. </text:span><text:span text:style-name="T15"><text:s text:c="4"/></text:span></text:p>
      <text:p text:style-name="P12"/>
      <text:p text:style-name="P13"><text:s/></text:p>
      <text:p text:style-name="P15">Bibliographie</text:p>
      <text:p text:style-name="P13"/>
      <text:section text:style-name="Sect1" text:name="ADDIN Mendeley Bibliography CSL_BIBLIOGRAPHY  RNDXFDbl7D9xl">
        <text:p text:style-name="P17"><text:span text:style-name="T23">African-Soil-Analysis - FTIR spectroscopy</text:span> (no date). Available at: https://github.com/pcohen89/African-Soil-Analysis/blob/master/PC soil analysis.py (Accessed: 15 November 2020).</text:p>
        <text:p text:style-name="P17"><text:span text:style-name="T23">AWS Afsis tutorial python code</text:span> (no date). Available at: https://github.com/qedsoftware/afsis-soil-chem-tutorial/blob/master/afsis-soil-chem-tutorial.ipynb (Accessed: 15 November 2020).</text:p>
        <text:p text:style-name="P17">Deeb, O. <text:span text:style-name="T23">et al.</text:span> (2007) ‘Effect of the electronic and physicochemical parameters on the carcinogenesis activity of some sulfa drugs using QSAR analysis based on genetic-MLR and genetic-PLS’, <text:span text:style-name="T23">Chemosphere</text:span>, 67(11), pp. 2122–2130. doi: 10.1016/j.chemosphere.2006.12.098.</text:p>
        <text:p text:style-name="P14">Xu, X. <text:span text:style-name="T23">et al.</text:span> (2019) ‘Detection of soil organic matter from laser-induced breakdown spectroscopy (LIBS) and mid-infrared spectroscopy (FTIR-ATR) coupled with multivariate techniques’, <text:span text:style-name="T23">Geoderma</text:span>, 355. doi: 10.1016/j.geoderma.2019.113905.</text:p>
      </text:section>
      <text:p text:style-name="P1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5:47:03.946915821</meta:creation-date>
    <dc:date>2020-11-15T18:08:42.773614968</dc:date>
    <meta:editing-duration>PT33M8S</meta:editing-duration>
    <meta:editing-cycles>9</meta:editing-cycles>
    <meta:generator>LibreOffice/6.4.7.2$Linux_X86_64 LibreOffice_project/40$Build-2</meta:generator>
    <meta:document-statistic meta:table-count="0" meta:image-count="0" meta:object-count="0" meta:page-count="2" meta:paragraph-count="26" meta:word-count="655" meta:character-count="4716" meta:non-whitespace-character-count="4071"/>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